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93db" style:font-name-asian="宋体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f1f5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7b913" style:font-name-asian="宋体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officeooo:rsid="0025f1f5" officeooo:paragraph-rsid="0025f1f5" style:font-name-asian="宋体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2b00f"/>
    </style:style>
    <style:style style:name="T3" style:family="text">
      <style:text-properties officeooo:rsid="002593db"/>
    </style:style>
    <style:style style:name="T4" style:family="text">
      <style:text-properties officeooo:rsid="0025f1f5"/>
    </style:style>
    <style:style style:name="T5" style:family="text">
      <style:text-properties officeooo:rsid="002601c5"/>
    </style:style>
    <style:style style:name="T6" style:family="text">
      <style:text-properties officeooo:rsid="0027b913"/>
    </style:style>
    <style:style style:name="T7" style:family="text">
      <style:text-properties officeooo:rsid="0028b58a"/>
    </style:style>
    <style:style style:name="T8" style:family="text">
      <style:text-properties officeooo:rsid="002a5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编译方法</text:p>
      <text:p text:style-name="P6"/>
      <text:p text:style-name="P4"><text:tab/>本项目在<text:span text:style-name="T6">ghc 7.6.3下进行开发。ghc 8.0.1也可以编译通过。</text:span></text:p>
      <text:p text:style-name="P4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（可选的）推荐使用当前的<text:span text:style-name="T8">clang产生llvm-IR模版</text:span></text:p>
      <text:p text:style-name="P1"><text:tab/><text:span text:style-name="T8">rm simpleruntime.ll &amp;&amp; make</text:span></text:p>
      <text:p text:style-name="P1"><text:tab/>编译<text:span text:style-name="T7">uglyprint</text:span></text:p>
      <text:p text:style-name="P2"><text:tab/><text:span text:style-name="T3">./ucomp uglyprint.u</text:span></text:p>
      <text:p text:style-name="P1"/>
      <text:p text:style-name="P6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  <text:p text:style-name="P1"><text:tab/></text:p>
      <text:p text:style-name="P1"><text:tab/><text:span text:style-name="T4">uglyprint的使用方法：</text:span></text:p>
      <text:p text:style-name="P1"><text:tab/>./<text:span text:style-name="T4">uglyprint inputfile.u</text:span></text:p>
      <text:p text:style-name="P1"><text:tab/>或者</text:p>
      <text:p text:style-name="P1"><text:tab/>./<text:span text:style-name="T4">urun uglyprint inputfile.u</text:span></text:p>
      <text:p text:style-name="P1"><text:tab/>例如：</text:p>
      <text:p text:style-name="P1"><text:tab/><text:span text:style-name="T4">$./urun uglyprint.u uglyprint.u &gt; uglyprint1.u</text:span></text:p>
      <text:p text:style-name="P5"><text:tab/>$./urun uglyprint1.u uglyprint1.u &gt; uglyprint2.u</text:p>
      <text:p text:style-name="P3"><text:tab/><text:span text:style-name="T4">$diff uglyprint1.u uglyprint2.u</text:span></text:p>
      <text:p text:style-name="P3"><text:tab/><text:span text:style-name="T4">uglyprint的输出保持幂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5T23:21:02.956854042</dc:date>
    <meta:editing-duration>PT8M2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45" meta:word-count="351" meta:character-count="974" meta:non-whitespace-character-count="878"/>
  </office:meta>
</office:document-meta>
</file>